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6.826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2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Appearanc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>
            <text:p>Ilyon</text:p>
          </table:table-cell>
          <table:table-cell office:value-type="string">
            <text:p>F</text:p>
          </table:table-cell>
          <table:table-cell office:value-type="string">
            <text:p>Muscular. Bright pink hair, ponytail.</text:p>
          </table:table-cell>
          <table:table-cell office:value-type="string">
            <text:p>Mercenary</text:p>
          </table:table-cell>
          <table:table-cell office:value-type="string">
            <text:p>Talent: Near invulnerability. Can survive temperatures of up to 1723 K (Slightly above fresh lava or a forest fire) or kinetic energies of up to 1 MW (about two M2 Browning Gatling guns).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lyon</text:p>
          </table:table-cell>
          <table:table-cell office:value-type="string">
            <text:p>F</text:p>
          </table:table-cell>
          <table:table-cell office:value-type="string">
            <text:p>Slight build, dark violet hair, half shaved, half long.</text:p>
          </table:table-cell>
          <table:table-cell office:value-type="string">
            <text:p>Thief, Underground fighter</text:p>
          </table:table-cell>
          <table:table-cell office:value-type="string">
            <text:p>Talent: Short-term future vision. </text:p>
            <text:p>Loose cannon, thief (both independent and for hire) mostly for the thrill of it, underground pit-fighter the rest of the time. </text:p>
            <text:p>Middling martial artist, uses her talent to make up for lack of skill.</text:p>
            <text:p>Puts on a tough face, but a bit of a wimp as her talent allows her to avoid things that would cause her pain. Fake earrings, henna tattoos.</text:p>
          </table:table-cell>
          <table:table-cell table:number-columns-repeated="1018"/>
        </table:table-row>
        <table:table-row table:style-name="ro4">
          <table:table-cell office:value-type="string">
            <text:p>Phoenix</text:p>
          </table:table-cell>
          <table:table-cell office:value-type="string">
            <text:p>Ilyon</text:p>
          </table:table-cell>
          <table:table-cell office:value-type="string">
            <text:p>F</text:p>
          </table:table-cell>
          <table:table-cell office:value-type="string">
            <text:p>Average build, Bright red-orange hair</text:p>
          </table:table-cell>
          <table:table-cell office:value-type="string">
            <text:p>Police Investigator</text:p>
          </table:table-cell>
          <table:table-cell office:value-type="string">
            <text:p>Talent: Potent regeneration</text:p>
            <text:p>Originally the daughter of a well-off middle-class family. Kidnapped by a mad scientist and experimented on for several years. Used as an ever-burning fuel source for much of this time. Subsequent extreme phobia of fire. Eventually rescued by a police investigation. This inspired her to go into police work, and eventually become an investigator specializing in missing-person cases.</text:p>
          </table:table-cell>
          <table:table-cell table:number-columns-repeated="1018"/>
        </table:table-row>
        <table:table-row table:style-name="ro5">
          <table:table-cell office:value-type="string">
            <text:p>Fuego</text:p>
          </table:table-cell>
          <table:table-cell office:value-type="string">
            <text:p>Ilyon</text:p>
          </table:table-cell>
          <table:table-cell office:value-type="string">
            <text:p>M</text:p>
          </table:table-cell>
          <table:table-cell office:value-type="string">
            <text:p>Muscular, mid-length red hair</text:p>
          </table:table-cell>
          <table:table-cell office:value-type="string">
            <text:p>Underground fighter, Mercenary</text:p>
          </table:table-cell>
          <table:table-cell office:value-type="string">
            <text:p>Talent: Pyrokinesi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office:value-type="string">
            <text:p>Aviar</text:p>
          </table:table-cell>
          <table:table-cell office:value-type="string">
            <text:p>F</text:p>
          </table:table-cell>
          <table:table-cell office:value-type="string">
            <text:p>Brown hair, seahawk wings. Average build</text:p>
          </table:table-cell>
          <table:table-cell office:value-type="string">
            <text:p>Pirate Captain</text:p>
          </table:table-cell>
          <table:table-cell table:number-columns-repeated="1019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2017-03-16</text:date>, <text:time>21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Barsballe</meta:initial-creator>
    <meta:creation-date>2017-02-11T01:15:04.18</meta:creation-date>
    <meta:generator>OpenOffice/4.1.1$Win32 OpenOffice.org_project/411m6$Build-9775</meta:generator>
    <dc:date>2017-03-16T21:05:49</dc:date>
    <dc:creator>Torben Barsballe</dc:creator>
    <meta:editing-duration>PT1H55S</meta:editing-duration>
    <meta:editing-cycles>9</meta:editing-cycles>
    <meta:document-statistic meta:table-count="3" meta:cell-count="32" meta:object-count="0"/>
  </office:meta>
</office:document-meta>
</file>